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4" table:default-cell-style-name="ce2"/>
        <table:table-row table:style-name="ro1">
          <table:table-cell/>
          <table:table-cell table:style-name="ce1" office:value-type="string" calcext:value-type="string">
            <text:p>coddpto</text:p>
          </table:table-cell>
          <table:table-cell table:style-name="ce1" office:value-type="string" calcext:value-type="string">
            <text:p>codprov</text:p>
          </table:table-cell>
          <table:table-cell table:style-name="ce1" office:value-type="string" calcext:value-type="string">
            <text:p>coddist</text:p>
          </table:table-cell>
          <table:table-cell table:style-name="ce1" office:value-type="string" calcext:value-type="string">
            <text:p>nombre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MAZON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CHAPOYAS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CHAPOY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UNCIO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LS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ET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LIQUI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UQUI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RANAD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NC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 JAL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EIME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EVANT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GDALEN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RISCAL CASTILL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OLINOPAMP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ONTEVIDE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LLERO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QUINJAL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 FRANCISCO DE DAGU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N ISIDRO DE MAIN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OLOC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ON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 PE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M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PALL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P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M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NG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MB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OS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ISP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SQU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UR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LORI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C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CARL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HIPAS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AL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AMBRAS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Z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U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U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MPORREDO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AM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I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GUIL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NGU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NYA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U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UYA VIEJ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CAL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CUM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ISU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CRIST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FRANCISCO DE YE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 JERONIM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 JUAN DE LOPE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NTA CATAL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TO T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I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R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ROVI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ODRIGUEZ DE MENDO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NICO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CHAM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RIM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M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NG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LPUC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ISCAL BENAVID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M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OT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ISTA ALEG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ORCAN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EV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O SANTIA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 CENE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TC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GUA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JAR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MILAG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AM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NYA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AM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CASH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R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DEPEN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CH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CH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AN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 LIBERTA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LL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MPAS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RIAC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I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I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IJ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IJ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I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CLLA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 MERCED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UC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LOGNE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QUI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ELARDO PARDO LEZAME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JA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UAYLLAC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A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N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CLL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 MIGUEL DE CORPAN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ICLL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NTONIO RAIMOND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AN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OLQUI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A PRIMAV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HUALL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HU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HU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MASH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TAQU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R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IA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MIGUEL DE 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H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I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UNG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ENA VISTA AL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NDANTE NO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AUT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RO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O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M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U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YAN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UP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Y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ALL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MPAR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UEBLO LIB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URAC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O TORIB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J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VIN DE HUANT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CH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CCH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NT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S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U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N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HU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AP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 MAR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 PEDRO DE CH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N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SCAL LUZURIA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S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C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IDEL OLIVAS ESCUD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L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LU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US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EAZAR GUZMAN BARR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LLA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B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OGNE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CHU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CASCHU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DOV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L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LLA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MP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M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M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AYL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INU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C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C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TAPAR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LL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MPAS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RAR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P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IC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LACLL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AT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MBO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CERES DEL PER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C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EPE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M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ISH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EVO CHIMBO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FONSO UGAR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NGAL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LL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CH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ICSI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SH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AGASH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JU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UNG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UNG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SCAP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AC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NRAHI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UPLU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YAN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TONIO RAIMOND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LAMELL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C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N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IR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UAN DE RONTO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LOS FERMIN FITZCARRAL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L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AU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 NICO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UN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ME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RME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CHAPE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LV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LEB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C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JAMARQU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HU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L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C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CRISTOBAL DE RAJ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PED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IAGO DE CHIL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URIM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B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B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CO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IP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MBR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ICHIR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PEDRO DE CACH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MBU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MARA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L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AY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TARUS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PI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Y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UC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OCO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ÑAY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OR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PAIRI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INT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OR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YAN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JUAN DE CHAC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JUSTO APU SAHUARAU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DAHUAYL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AHUAYL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ARAPA 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A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NCARAM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CARAY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ISHUA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CO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MPACHIR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ANTONIO DE CACH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JERONIM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LAVE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URP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ACUCH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OMACOCH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TA MARIA DE CHICM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UMAY HUARA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UAYAN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 MIGUEL DE CHACCRAMP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KAQUI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T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 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QUI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UAN ESPINOZA MEDRA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OPE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CHACO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BAI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TABAM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MB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YLLUR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TABAM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AQUI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LLHUAHUA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QUIBAMB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URP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ILLA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M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ISCAL GAMAR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CAELA BASTID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OGRE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TAY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URP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VI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IRU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URA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NCH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NCH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NGO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CHAR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CO HUA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CC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RAN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ANRA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EQU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EQU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EQU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Y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RRO COLO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RACA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GU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 JO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LLE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UCAR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C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OLO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QUEQUE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BAND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JUAN DE SIG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JUAN DE TARUC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TA ISABEL DE SIG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TA RITA DE SI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OCA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IA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UCHU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VIT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YANAHU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YAR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RIANO MELG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JACOBO HUNTE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LTO SELVA ALEG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JOSE LUIS BUSTAMANTE Y RIV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YLL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V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H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BANACO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YLL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LLAL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POR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CHU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LU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DRIG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 ANTONIO DE CH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B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P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I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U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YAN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J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OSE MARIA QUIMPE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IANO NICOLAS VALCARC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ISCAL CACE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ICOLAS DE PIERO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CO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MUEL PASTOR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AVEL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AVEL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AR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ICO 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TIQUIP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LLA UNIO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HUACH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L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APAR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NUHUANU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QU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OM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QUICACH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YA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A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LCAY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O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NCAR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CHAG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CO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MPACO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IP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R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Ñ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IR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ESU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QUI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AR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YAR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R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LAM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ANAQUI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IO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SL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LLE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CACHAC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 VALDIV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SL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EJ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NTA DE BOMB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T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RC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NACOT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MP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Y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ECHU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Y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U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ME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ACU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M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ACU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S VINCH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MEN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N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OSE DE TIC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JUAN BAUT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IAGO DE PIS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VINCH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MB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COC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O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C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ACAYCA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JESUS NAZARE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GA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GA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US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 MOROCHU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OT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RIA PARADO DE BELLI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YAHU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MANGU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GUA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URI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ILL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IV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LOCHE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 M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Y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L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UNG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UIS CARR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MUGAR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UCAN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QUI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UCA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BAN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MEN SALCED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VIÑ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IPA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UAC-HU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RAMATE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EONCIO PRAD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UCAN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LAU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AÑ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TO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CO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N JUA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PEDR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TA ANA DE HUAYCAHUACH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ANTA LUCI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AIS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AN PEDRO DE PALC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AN CRIST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INACO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AC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RONEL CASTAÑE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UM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CAPAU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U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UYU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FRANCISCO DE RAVACAY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PAHUA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ICTOR FAJAR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ME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O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N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Y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MANQUI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UANCARAY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R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ILCANCH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SQUI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 SAN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CS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TIAGO DE LUCAN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ILCAS HUA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LCAS HUA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SCHO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CO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CEP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MBA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UR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DEPEN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UCAR DEL SARA S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U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CU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YO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JAVIER DE ALP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JOSE DE US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RA S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C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UER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L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SALVADOR DE QUIJ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IAGO DE PAUCAR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PEDRO DE LAR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O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CA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HILCAY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ORCO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J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J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J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UN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P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E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NCAÑA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ES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S BAÑOS DEL I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LACAN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AGDAL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M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 JU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J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J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CH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DE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IT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ELEND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LEND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TEG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UMUCH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SM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ORGE CHAV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OSE GALV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GUEL IGLES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X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ORO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UC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T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A LIBERTAD DE PAL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TUM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UM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LE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UZM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BEN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UPISNI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NTAR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YON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TA CRUZ DE TOLE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UTER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ER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LAYU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J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O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RAMA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MPIN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EROCOT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ANDRES DE CUTER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JUAN DE CUTER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LUIS DE LUC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TO DOMINGO DE LA CAP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O T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OCO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ORIBIO CASANOV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O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O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GUI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CHA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CHA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ADIN 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IGUIRIP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IMBA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MBO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J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LAM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IRACOS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CCH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IO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QUEROCOT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CA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OCMOCHE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 JUAN DE LICUPI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HOROPAMP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HAL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LGAY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MB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UGU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LGAY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A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AS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ONT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OMAHU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LLI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FELI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JOSE DEL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S PIR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UA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TA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NCAYBAÑ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 ESPER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IN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EX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TIC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UYU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D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UCE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Q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FLORI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LA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NCH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IEP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GREGOR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SILVESTRE DE COCH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 P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NION AGUA BL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ONGO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ATILLU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OLIV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IGNAC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IGNAC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RIN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R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AMBALL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CO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OSE DE LOURD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BACO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MAR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DRO GALV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CHO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EGORIO P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OSE MANUEL QUIRO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DUARDO VILLANUEV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OSE SABOG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N BERNARDI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 L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UMBAD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U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U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CO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O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JERONIM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SEBASTI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IA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Y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WANCHAQ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O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O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P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OMACAN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NDO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GAR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OC LLAC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NCHAYPUJ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ROCO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MA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LLE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CY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ZURI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CHI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C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M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IS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SALVAD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YANATIL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ANAO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EC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UNTURKANK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NG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MP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EH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UPAC AMAR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CH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CU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MB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ECAC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ANG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ITU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PED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IN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MBIVILC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TO TOM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ACMAR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QUEMAR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MA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VITA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LUSCO 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IÑO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VELILL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SPIN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PIN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DOR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POR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COR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LL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CHI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YCKU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LTO PICHI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 CONVEN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TA 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CHAR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O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AN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A TERE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UELLOU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IMB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ICH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CA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OQUI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MA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AURIS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CCARI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ILLPIN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UCAR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UCAR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I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QUE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LL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OSÑI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NCAR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QUISPICAN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R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AHUAYL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MAN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CARHU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CAT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USI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UC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ARC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CONG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OPE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QUIQUIJ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R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R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NCH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LL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CHUPICCH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LLANTAY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U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VE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VE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VE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BAMB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O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AY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E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CHOCO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YLLAHU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ZCU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RISCAL CACE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O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EVO OCC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IL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YA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SCENS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HUA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U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OM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OSAR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GARA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R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CHO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LAN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G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N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LLAY-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NCA-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JULC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ANTONIO DE ANTAP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O TOMAS DE 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ECC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COCHACCA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TROVIRREY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TROVIRREY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RA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P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UP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CH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UAMA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OLLE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JU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NT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ICR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ANTA 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YACA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MP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S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RA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HUAY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ANIEL HERNAND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ACHOCO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UARI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ÑAHUIMPUQU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AZ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QUISHU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 MARCOS DE ROCCH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URC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INTAY PUN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LC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YT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AV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DOV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ACUNDO 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T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R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CO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ILPI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UE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QUITO 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ANTONIO DE CUSI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 FRANCISCO DE SANGAYA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 ISID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IAGO DE CHOCORV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TIAGO DE QUIRAHU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TO DOMINGO DE CAP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RC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RC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NCHI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CARM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MERCE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CRO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UCAR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MIGUEL DE MAYOC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PEDRO DE COR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CH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OSM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NCH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UR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S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FRANCISCO DE CAY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PEDRO DE CHAU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A MARIA DEL VALL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RU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MARIL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ILLCO 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YAC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Y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P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CH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C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FRANCI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RAFA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OMAY-KICHW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S DE 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UQ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R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A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QUIV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IP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HUN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LL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Y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MALI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L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VIN DE PARI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CAS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IR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NZ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UNCH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UÑ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NT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AÑ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CRA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OL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BUENAVENT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ONCIO P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PA-RU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NIEL ALOMIA ROBL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RMILIO VALDIZ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YA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IANO DAMASO BERAU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OSE CRESPO Y CAST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CHIT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N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G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LI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M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UERTO I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NO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UERTO I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DO DEL POZU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OURN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UYAPICHI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CAY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CAY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N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CHA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CH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URI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ES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Ñ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 FRANCISCO DE AS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ERO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MIGUEL DE CAU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OND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IV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ROW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VIN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PARICIO POMA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HU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ACAS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MP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O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 TINGUI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S AQUIJ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CO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UEBLO NUE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JOSE DE LOS MOLIN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JUAN BAUT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TIA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UBTANJ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AUCA DEL ROSAR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ACHACUTE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CUCAJ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NCHA AL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V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NCHA BA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CARM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OCIO P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PEDRO DE HUACARP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NAM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MBO DE M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LTO LA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UEBLO NUE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 JUAN DE YAN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Z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Z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NGU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 INGE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O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STA ALEG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ANCA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M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DEPEN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A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AND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CLEMEN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UPAC AMARU I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I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O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IB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JUN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HUACALL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LL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C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IC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HONGOS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HUP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EL 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UACRAPUQU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UAL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HUAN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HUASI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HUAYU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INGE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ARIA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ILCO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U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QUICH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QUIL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N AGUS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AN JERONIMO DE TUN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ANTO DOMINGO DE 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AÑ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APALL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IC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VIQU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CEP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CEP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MB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EROINAS TOLE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NZANA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ARISCAL 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EVE DE JUL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COTU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TA ROSA DE OCO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JOSE DE QU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A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TA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NCHAY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 MANT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M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RI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ERT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NJA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JUL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EONOR ORDOÑ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LOCLL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S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OLIN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N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U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UQUIYA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AC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AN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OMA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IC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N LOREN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N PEDRO DE CHUN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IN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UNAN 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A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URIC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ASMA CHIC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AU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AU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UN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N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HU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ND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LCU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RICO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S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LC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PEDRO DE CAJ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 ORO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CAPA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 H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APOM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RO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C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A BARBARA DE CARHUAC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UITU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ROSA DE SAC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TI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TI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VIRI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LAY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ZAM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MPA HERM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NG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IO NEG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IO 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NCH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NCH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N RAM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T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LUIS DE SHU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ICHANA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EREN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P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P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HU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NGOS BAJ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CH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MANCACA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UAN DE YS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JUAN DE JAR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S DE DICIEMB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NA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 LIBERTA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UJ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J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ANCH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E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LAVERR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IM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CTOR LARCO HERR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OR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 PORVENI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 ESPER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LORENCIA DE M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LIV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LIV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MB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DOR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NGOT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CU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CHU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CHEZ CARR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MA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CHO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UG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CA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AGO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R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RTIM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TUZ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TUZ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ALL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RAT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RANCH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CUE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RAND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L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NSICAP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QUI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CAS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PEDRO DE LL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ADAL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QUETEP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CAS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JOS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T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Y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LDIB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LL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L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CAS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NG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RCO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T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URI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RP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IAGO DE CHA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TIAGO DE 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TIAGO DE 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CHICAD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LLE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LLE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RUV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A CRUZ DE CH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T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GAS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C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C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C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C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TIAGO DE C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GDALENA DE C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IJ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ZU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SA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P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P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C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UEBLO NUE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UL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N CHIM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C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MOT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YAPULL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IRU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RU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ADALUP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MBAY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CL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CL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ONGOYA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T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TEN PUER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GU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ONSEF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EVA AR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YOTU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IC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IMENT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OSE LEONARDO ORTI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A VICTO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AYAL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AT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OM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UCA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U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ERREÑAF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RREÑAF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C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ÑAR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ITI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UEBLO NUE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UEL ANTONIO MESONES M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MBAY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BAY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OCH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LIM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Y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CHUM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ORR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T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LM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C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 JOS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UCUM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C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RE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RABAY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CLAC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ORRILL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 VICTO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 MOL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C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URIGAN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UR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GDALENA DEL M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CHACAM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UEBLO LIB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UCUS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UENTE PIED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UNTA HERM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NTA NEG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IM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AN BARTO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 ISID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ARR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N MARTIN DE POR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N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ANTA MARIA DEL M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ANTIAGO DE SU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URQU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VILLA MARIA DEL TRIUNF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ESUS M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INDEPEN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EL AGUSTI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AN JUAN DE 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AN JUAN DE LURIGAN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AN L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IENEGU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AN BOR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VILLA EL SALVAD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OS OLIV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ANTA AN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JA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JA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ORG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NCAP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H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MANT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CHA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BUENAVENT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A ROSA DE QUIV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ÑE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VICENTE DE CAÑE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RRO AZU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AY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MPERI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UNAHU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EVO IMPERI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CA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QUIL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 L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TA CRUZ DE 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ZUÑI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S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MB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LETA DE CARQU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EC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LM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EONCIO P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C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TA LEON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TA M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VEGUE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OCH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TUC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IO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LA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AMP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OSE DE LOS CHORRILL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IC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ROCH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HUAY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RIAT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ICARDO PAL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 ANDRES DE TUPI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BARTOLOM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 DAMI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GALL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N JUAN DE TANTARAN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 LORENZO DE QUIN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N MATE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MATEO DE OT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AN PEDRO DE HUANCAY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TA CRUZ DE COCACHAC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ANTA EULAL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NTIAGO DE ANCHUC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NTIAGO DE TU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ANTO DOMINGO DE LOS OLL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U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UACHU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LARA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AN JUAN DE IR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U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AU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A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YAV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ZANG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C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ARAN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LON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HO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AMP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UANC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UANGASC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UANT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UAÑE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ARA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QUINCH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QUINO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JOAQU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AN PEDRO DE PI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URI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IÑ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VIT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ON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ADE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UTI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AT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R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TAVILLOS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AVILLOS BAJ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UCALL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HU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MPI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CARA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MIGUEL DE A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EINTISIETE DE NOVIEMB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TA CRUZ DE AND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UMB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RR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R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MO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TIV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PE PUER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Y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Y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UJU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DAJ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CHANG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CH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RE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Y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QUIT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TO NAN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RNANDO 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S AMAZO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Z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UTU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ORRES CAUS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NDI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UNCH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EL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 JUAN BAUT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ENIENTE MANUEL CLAV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TO AMAZO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URIMAG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SAPUER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EB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GU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ENIENTE CESAR LOPEZ ROJ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RE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U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IN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G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RARI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OMPET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QU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QU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TO TAPI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E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MILIO SAN MAR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INA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QU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OPL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PI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ENARO HERR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AQUER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AY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A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ARGAS GUER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DRE MARQU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MPA HERM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RA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AHU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SCAL RAMON 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MON 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AV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ATEM DEL MARAÑ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R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O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HUAP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SERI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RO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ST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DRE DE DI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MBO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MBO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AMB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S PIED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BERIN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N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N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ITZCARRAL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DRE DE DI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EPETU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HUAMAN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ÑAP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BE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HUAMAN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QUE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SCAL NIE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QUE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U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CHUM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CRIST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OR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ME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ENERAL SANCHEZ CER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M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AL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J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CHU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CAP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LO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AL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UQU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QUINISTAQU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BI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U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 ALGARR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UPI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CH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RI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YLL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INAC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LLANCHAC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UCAR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FCO DE ASIS DE YARUSYA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MON BOLIV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ICLAC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INYAHU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VIC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YANA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ANIEL ALCIDES CARR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ANA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C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YLLARISQUIZ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UC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PEDRO DE PIL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A ANA DE TU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PU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VI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X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X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ONT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N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ERTO BERMUD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LLA R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OZU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LCAZ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NSTITU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TACA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AR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S L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MBO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URA MO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L TAL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AB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AB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GU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NT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CAI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PIL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CCH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JILI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I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NCH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RM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OND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ONDOR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 CARMEN DE LA FRONT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MIGUEL DE EL FAI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ALAQUI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RROP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LUC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ENOS AI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L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RROP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LITR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A CATALINA DE MOS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O DOMI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A MAT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M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JUAN DE BIGO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MOTA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EN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 HU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MARI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CHAY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LL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LL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CON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AVE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IGUEL CHE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QUERECOT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LITR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GNACIO ESCUD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L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IÑ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BR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BIT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NC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 ORGAN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CH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H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C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RN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LLAVISTA DE 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RISTO NOS VAL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INCONADA-LLICU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U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U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UNCO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PACH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UCU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ÑA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UCARCO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ICHAC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IQUILL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VIL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LATE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MANT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ZANG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ZANG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H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S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MIN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U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OSE DOMINGO CHOQUE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UÑ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TO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 ANT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 JOS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JUAN DE SALI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TIAGO DE PUP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IR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A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CUS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JOY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Y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A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R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RUC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ITU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LLACH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GAB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ICA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CU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AGUAD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CULL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SAC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OM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ZEP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ELL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N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N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J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CHUP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OSAS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VILQUE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ATAS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BAN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AP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ICAS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CUV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AT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U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TA LU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ILAVI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LG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AV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AU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LAL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C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Ñ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UR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MACH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D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D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YOC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MB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H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TAMB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I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JUAN DEL 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ANAHU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TO INAMB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 PEDRO DE PUTINA PU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RO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B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BAN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AC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UNG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UNG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I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P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P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TURA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LLAR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INI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ANTONIO DE PUT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DRO VILCA AP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QUILCAPUN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AN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L COL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AV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LC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PA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DUR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I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L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R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MAR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Y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Y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ZA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B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PELAC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ORIT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YANTA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LLA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POS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SCO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CAN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INGO DE SAPOS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TO SAPOS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 ESLAB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RANQU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YNAR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ÑUMBU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NTO RECO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UMISA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HAN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BALOS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ZAPAT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LONSO DE ALVA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ROQUE DE CUMB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SCAL CACE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J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MPAN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ICU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CHI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JAR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IO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IO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SI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ORON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URAC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EVA CAJ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IAS SOPLIN VAR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FERNA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RDO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WAJU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MAR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AP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BERTO LEVEA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CAT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ZU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IPUR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 PORVENI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IMBAY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UAN GUER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ORAL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PAPL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UC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HAPA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A BANDA DE SHILC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N RAFA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TO BIA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LLA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AJO BIA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CA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CA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EVO PROGRE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V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HUN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CHI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CO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CO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ENOS AI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SPIZA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ILLU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UCAC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CRIST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HILAR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INGO DE PONA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S UNID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HAMBO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L DO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JOSE DE SI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UA BL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ATO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MAR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C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C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C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C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CH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OCOLL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TO DE LA ALI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IUDAD NUEV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ORONEL GREGORIO ALBARRACIN L.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R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EROES ALBARRAC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STI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IQUE 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TAJ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USAP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U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IC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ORGE BASAD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CU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A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DARAV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DARAV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IR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I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NU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LAHU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MIL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MB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MB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UMB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RAL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MPAS DE HOSPIT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JACIN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UAN DE LA VIRG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TRALMIRANTE VILL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ORRIT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SIT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OAS DE PUNTA S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ARUM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RUM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TAPA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PAY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GUAS VERD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AY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RONEL PORT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LE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ARIN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IS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POVER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P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EVA REQU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NT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DRE ABA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DRE ABA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RAZO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I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AL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IMOND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HUAN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UR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PA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UR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R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L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PU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MEN DE LA LEGUA-REYNO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PER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ENTANILLA </text:p>
          </table:table-cell>
          <table:table-cell table:number-columns-repeated="1014"/>
        </table:table-row>
        <table:table-row table:style-name="ro1" table:number-rows-repeated="1046517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Hoja1.E130:Hoja1.E13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00:02:52.0422361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 Campos</meta:initial-creator>
    <meta:creation-date>2015-01-25T12:50:00.997424572</meta:creation-date>
    <dc:date>2015-01-28T00:03:08.331384632</dc:date>
    <dc:creator>Angel Campos</dc:creator>
    <meta:editing-duration>PT2H4M21S</meta:editing-duration>
    <meta:editing-cycles>33</meta:editing-cycles>
    <meta:generator>LibreOffice/4.2.7.2$Linux_X86_64 LibreOffice_project/420m0$Build-2</meta:generator>
    <meta:document-statistic meta:table-count="1" meta:cell-count="8231" meta:object-count="0"/>
  </office:meta>
</office:document-meta>
</file>